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orphans="0" fo:widows="0"/>
    </style:style>
    <style:style style:name="P2" style:family="paragraph" style:parent-style-name="normal">
      <style:paragraph-properties fo:orphans="0" fo:widows="0"/>
      <style:text-properties fo:font-weight="bold" fo:background-color="#ffff00" style:font-weight-asian="bold" style:font-weight-complex="bold"/>
    </style:style>
    <style:style style:name="P3" style:family="paragraph" style:parent-style-name="normal" style:master-page-name="Standard">
      <style:paragraph-properties fo:orphans="0" fo:widows="0" style:page-number="1"/>
    </style:style>
    <style:style style:name="P4" style:family="paragraph" style:parent-style-name="normal">
      <style:paragraph-properties fo:orphans="0" fo:widows="0"/>
    </style:style>
    <style:style style:name="T1" style:family="text">
      <style:text-properties officeooo:rsid="001247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Create two directories in /usr/local</text:p>
      <text:p text:style-name="P1"/>
      <text:p text:style-name="P1">hadoop@Hadoop-Dev:~$ sudo chmod 777 /usr/local</text:p>
      <text:p text:style-name="P1">[sudo] password for hadoop: </text:p>
      <text:p text:style-name="P1">hadoop@Hadoop-Dev:~$ cd /usr/local</text:p>
      <text:p text:style-name="P1">hadoop@Hadoop-Dev:/usr/local$mkdir software</text:p>
      <text:p text:style-name="P1">hadoop@Hadoop-Dev:/usr/local$mkdir hadoop-ecosystem</text:p>
      <text:p text:style-name="P1"/>
      <text:p text:style-name="P1">2.Update Ubuntu</text:p>
      <text:p text:style-name="P1"/>
      <text:p text:style-name="P1">hadoop@Hadoop-Dev:~$ sudo apt-get update</text:p>
      <text:p text:style-name="P1"/>
      <text:p text:style-name="P1"/>
      <text:p text:style-name="P1"/>
      <text:p text:style-name="P1">3.Install Java</text:p>
      <text:p text:style-name="P1"/>
      <text:p text:style-name="P1">hadoop@Hadoop-Dev:~$ sudo apt-get install openjdk-8-jdk</text:p>
      <text:p text:style-name="P1"/>
      <text:p text:style-name="P1"/>
      <text:p text:style-name="P1">4.Install ssh</text:p>
      <text:p text:style-name="P1"/>
      <text:p text:style-name="P1">hadoop@Hadoop-Dev:~$ sudo apt-get install ssh</text:p>
      <text:p text:style-name="P1"/>
      <text:p text:style-name="P1">5. Download Hadoop3.2.1(hadoop-3.2.1.tar.gz) software from https://archive.apache.org/dist/hadoop/core/hadoop-3.2.1/ and move it to /usr/local.software directory.</text:p>
      <text:p text:style-name="P1"/>
      <text:p text:style-name="P1">6. Move the file hadoop-3.2.1.tar.gz to /usr/local/hadoop-ecosystem directory and extract it.</text:p>
      <text:p text:style-name="P1"/>
      <text:p text:style-name="P1">7. Goto /usr/local/hadoop-ecosystem/hadoop-3.2.1/etc/hadoop and copy paste the file mapred-site.xml.template and rename it as mapred-site.xml</text:p>
      <text:p text:style-name="normal"/>
      <text:p text:style-name="P1">8.Goto Terminal and edit bashrc file.</text:p>
      <text:p text:style-name="P1"/>
      <text:p text:style-name="P1">hadoop@Hadoop-Dev:/usr/local$ sudo gedit ~/.bashrc</text:p>
      <text:p text:style-name="P1"/>
      <text:p text:style-name="P1">9. Enter the below paths in .bashrc file</text:p>
      <text:p text:style-name="P1"/>
      <text:p text:style-name="P1">#JAVA path configuration</text:p>
      <text:p text:style-name="P1"/>
      <text:p text:style-name="P1">export JAVA_HOME=/usr/lib/jvm/java-1.8.0-openjdk-amd64</text:p>
      <text:p text:style-name="P1"/>
      <text:p text:style-name="P1">export PATH=$PATH:$JAVA_HOME/bin</text:p>
      <text:p text:style-name="P1"/>
      <text:p text:style-name="P1"><text:soft-page-break/></text:p>
      <text:p text:style-name="P1">#HADOOP path configuration</text:p>
      <text:p text:style-name="P1"/>
      <text:p text:style-name="P1">export HADOOP_HOME=/usr/local/hadoop-ecosystem/hadoop-3.2.1</text:p>
      <text:p text:style-name="P1"/>
      <text:p text:style-name="P1">#export HADOOP_PREFIX=/usr/local/hadoop-ecosystem/hadoop-3.2.1</text:p>
      <text:p text:style-name="P1"/>
      <text:p text:style-name="P1">export HADOOP_MAPRED_HOME=${HADOOP_HOME}</text:p>
      <text:p text:style-name="P1"/>
      <text:p text:style-name="P1">export HADOOP_COMMON_HOME=${HADOOP_HOME}</text:p>
      <text:p text:style-name="P1"/>
      <text:p text:style-name="P1">export HADOOP_HDFS_HOME=${HADOOP_HOME}</text:p>
      <text:p text:style-name="P1"/>
      <text:p text:style-name="P1">export YARN_HOME=${HADOOP_HOME}</text:p>
      <text:p text:style-name="P1"/>
      <text:p text:style-name="P1">export HADOOP_CONF_DIR=${HADOOP_HOME}/etc/hadoop</text:p>
      <text:p text:style-name="P1"/>
      <text:p text:style-name="P1"># Native Path</text:p>
      <text:p text:style-name="P1"/>
      <text:p text:style-name="P1">export HADOOP_COMMON_LIB_NATIVE_DIR=${HADOOP_HOME}/lib/native</text:p>
      <text:p text:style-name="P1"/>
      <text:p text:style-name="P1">export HADOOP_OPTS="-Djava.library.path=$HADOOP_PREFIX/lib"</text:p>
      <text:p text:style-name="P1"/>
      <text:p text:style-name="P1">export HADOOP_OPTS="-Djava.library.path=$HADOOP_COMMON_LIB_NATIVE_DIR"</text:p>
      <text:p text:style-name="P1"/>
      <text:p text:style-name="P1"># Add Hadoop bin/ directory to PATH</text:p>
      <text:p text:style-name="P1"/>
      <text:p text:style-name="P1">export PATH=$PATH:$HADOOP_HOME/bin:$HADOOP_HOME/sbin</text:p>
      <text:p text:style-name="P1"/>
      <text:p text:style-name="P1"/>
      <text:p text:style-name="P1">10. Configuring the HDFS files.Goto /usr/local/hadoop-ecosystem/hadoop-2.9.2/etc/hadoop</text:p>
      <text:p text:style-name="P1"/>
      <text:p text:style-name="P1"><text:s text:c="6"/>They are:</text:p>
      <text:p text:style-name="P1"/>
      <text:p text:style-name="P1">core-site.xml</text:p>
      <text:p text:style-name="P1"/>
      <text:p text:style-name="P1">hdfs-site.xml</text:p>
      <text:p text:style-name="P1"/>
      <text:p text:style-name="P1">mapred-site.xml</text:p>
      <text:p text:style-name="P1"/>
      <text:p text:style-name="P1">hadoop-env.sh</text:p>
      <text:p text:style-name="P1"/>
      <text:p text:style-name="P1">yarn-site.xml</text:p>
      <text:p text:style-name="P1"/>
      <text:p text:style-name="P1"><text:soft-page-break/>core-site.xml:</text:p>
      <text:p text:style-name="P1">--------------</text:p>
      <text:p text:style-name="P1"/>
      <text:p text:style-name="P1">&lt;configuration&gt;</text:p>
      <text:p text:style-name="P1"/>
      <text:p text:style-name="P1"><text:s text:c="2"/>&lt;property&gt;</text:p>
      <text:p text:style-name="P1"><text:s text:c="3"/>&lt;name&gt;hadoop.tmp.dir&lt;/name&gt;</text:p>
      <text:p text:style-name="P1"><text:s text:c="3"/>&lt;value&gt;/usr/local/hadoop-ecosystem/hadoop_data/tmp&lt;/value&gt;</text:p>
      <text:p text:style-name="P1"><text:s text:c="3"/>&lt;description&gt; Parent directory for other temporary directories &lt;/description&gt;</text:p>
      <text:p text:style-name="P1"><text:s/>&lt;/property&gt;</text:p>
      <text:p text:style-name="P1"><text:s/></text:p>
      <text:p text:style-name="P1"><text:s/>&lt;property&gt;</text:p>
      <text:p text:style-name="P1"><text:s text:c="2"/>&lt;name&gt;fs.defaultFS&lt;/name&gt;</text:p>
      <text:p text:style-name="P1"><text:s text:c="2"/>&lt;value&gt;hdfs://localhost:9000&lt;/value&gt;</text:p>
      <text:p text:style-name="P1"><text:s/>&lt;description&gt; The name of the default file system &lt;/description&gt;</text:p>
      <text:p text:style-name="P1"><text:s/>&lt;/property&gt;</text:p>
      <text:p text:style-name="P1"><text:s text:c="2"/></text:p>
      <text:p text:style-name="P1">&lt;/configuration&gt;</text:p>
      <text:p text:style-name="P1"/>
      <text:p text:style-name="P1"/>
      <text:p text:style-name="P1">hdfs-site.xml:</text:p>
      <text:p text:style-name="P1">---------------</text:p>
      <text:p text:style-name="P1"/>
      <text:p text:style-name="P1">&lt;configuration&gt;</text:p>
      <text:p text:style-name="P1"><text:s/>&lt;property&gt;</text:p>
      <text:p text:style-name="P1"><text:s text:c="2"/>&lt;name&gt;dfs.replication&lt;/name&gt;</text:p>
      <text:p text:style-name="P1"><text:s text:c="2"/>&lt;value&gt;1&lt;/value&gt;</text:p>
      <text:p text:style-name="P1"><text:s/>&lt;/property&gt;</text:p>
      <text:p text:style-name="P1"><text:s/></text:p>
      <text:p text:style-name="P1"><text:s/>&lt;property&gt;</text:p>
      <text:p text:style-name="P1"><text:s text:c="2"/>&lt;name&gt;dfs.namenode.name.dir&lt;/name&gt;</text:p>
      <text:p text:style-name="P1"><text:s text:c="2"/>&lt;value&gt;/usr/local/hadoop-ecosystem/hadoop_data/hdfs/namenode&lt;/value&gt;</text:p>
      <text:p text:style-name="P1"><text:s/>&lt;/property&gt;</text:p>
      <text:p text:style-name="P1"/>
      <text:p text:style-name="P1"><text:s/>&lt;property&gt;</text:p>
      <text:p text:style-name="P1"><text:s text:c="2"/>&lt;name&gt;dfs.datanode.data.dir&lt;/name&gt;</text:p>
      <text:p text:style-name="P1"><text:s text:c="2"/>&lt;value&gt;/usr/local/hadoop-ecosystem/hadoop_data/hdfs/datanode&lt;/value&gt;</text:p>
      <text:p text:style-name="P1"><text:s/>&lt;/property&gt;</text:p>
      <text:p text:style-name="P1">&lt;/configuration&gt;</text:p>
      <text:p text:style-name="P1"/>
      <text:p text:style-name="P1"/>
      <text:p text:style-name="P1"/>
      <text:p text:style-name="P1"/>
      <text:p text:style-name="P1"/>
      <text:p text:style-name="P1"><text:soft-page-break/>mapred-site.xml:</text:p>
      <text:p text:style-name="P1">----------------</text:p>
      <text:p text:style-name="P1"/>
      <text:p text:style-name="P1">&lt;configuration&gt;</text:p>
      <text:p text:style-name="P1"><text:s/>&lt;property&gt;</text:p>
      <text:p text:style-name="P1"><text:s text:c="2"/>&lt;name&gt;mapreduce.framework.name&lt;/name&gt;</text:p>
      <text:p text:style-name="P1"><text:s text:c="2"/>&lt;value&gt;yarn&lt;/value&gt;</text:p>
      <text:p text:style-name="P1"><text:s/>&lt;/property&gt;</text:p>
      <text:p text:style-name="P1">&lt;/configuration&gt;</text:p>
      <text:p text:style-name="P1"/>
      <text:p text:style-name="P1"/>
      <text:p text:style-name="P1">yarn-site.xml:</text:p>
      <text:p text:style-name="P1">-----------------</text:p>
      <text:p text:style-name="P1"/>
      <text:p text:style-name="P1">&lt;configuration&gt;</text:p>
      <text:p text:style-name="P1"><text:s/>&lt;!-- Site specific YARN configuration properties --&gt;</text:p>
      <text:p text:style-name="P1"><text:s/>&lt;property&gt;</text:p>
      <text:p text:style-name="P1"><text:s text:c="2"/>&lt;name&gt;yarn.nodemanager.aux-services&lt;/name&gt;</text:p>
      <text:p text:style-name="P1"><text:s text:c="2"/>&lt;value&gt;mapreduce_shuffle&lt;/value&gt;</text:p>
      <text:p text:style-name="P1"><text:s/>&lt;/property&gt;</text:p>
      <text:p text:style-name="P1"/>
      <text:p text:style-name="P1"><text:s/>&lt;property&gt;</text:p>
      <text:p text:style-name="P1"><text:s text:c="2"/>&lt;name&gt;yarn.nodemanager.auxservices.mapreduce.shuffle.class&lt;/name&gt;</text:p>
      <text:p text:style-name="P1"><text:s text:c="2"/>&lt;value&gt;org.apache.hadoop.mapred.ShuffleHandler&lt;/value&gt;</text:p>
      <text:p text:style-name="P1"><text:s/>&lt;/property&gt;</text:p>
      <text:p text:style-name="P1"/>
      <text:p text:style-name="P1">&lt;property&gt;</text:p>
      <text:p text:style-name="P1"><text:s text:c="2"/>&lt;name&gt;yarn.resourcemanager.webapp.address&lt;/name&gt;</text:p>
      <text:p text:style-name="P1"><text:s text:c="2"/>&lt;value&gt;localhost:8088&lt;/value&gt;</text:p>
      <text:p text:style-name="P1"><text:s/>&lt;/property&gt;</text:p>
      <text:p text:style-name="P1"/>
      <text:p text:style-name="P1">&lt;/configuration&gt;</text:p>
      <text:p text:style-name="P1"/>
      <text:p text:style-name="P1">hadoop-env.sh:</text:p>
      <text:p text:style-name="P1">--------------</text:p>
      <text:p text:style-name="P1">Just we need to update JAVA_HOME(/usr/lib/jvm/java-1.8.0-openjdk-amd64)</text:p>
      <text:p text:style-name="P1"/>
      <text:p text:style-name="P1"/>
      <text:p text:style-name="P1"/>
      <text:p text:style-name="P1"/>
      <text:p text:style-name="P1">11. To create a password less startup</text:p>
      <text:p text:style-name="P1"/>
      <text:p text:style-name="P1">$sudo apt-get install openssh-server openssh-client</text:p>
      <text:p text:style-name="P1"/>
      <text:p text:style-name="P1"><text:soft-page-break/>$ssh-keygen -t rsa -P ""</text:p>
      <text:p text:style-name="P1"/>
      <text:p text:style-name="P1">Enter file in which to save the key (/home/hadoop/.ssh/id_rsa): &lt;just enter&gt;</text:p>
      <text:p text:style-name="P1"/>
      <text:p text:style-name="P1">$cat /home/hadoop/.ssh/id_rsa.pub &gt;&gt; /home/hadoop/.ssh/authorized_keys</text:p>
      <text:p text:style-name="P1"/>
      <text:p text:style-name="P1"><text:s/></text:p>
      <text:p text:style-name="P1">$sudo chmod 0650 /home/hadoop/.ssh/authorized_keys</text:p>
      <text:p text:style-name="P1"/>
      <text:p text:style-name="P1"><text:span text:style-name="T1">$</text:span>source ~/.bashrc</text:p>
      <text:p text:style-name="P1"/>
      <text:p text:style-name="P1">12.Format the disk to hdfs format.</text:p>
      <text:p text:style-name="P1"/>
      <text:p text:style-name="P2">$hdfs namenode -format</text:p>
      <text:p text:style-name="P1"/>
      <text:p text:style-name="P1">13. Start hdfs and yarn</text:p>
      <text:p text:style-name="P1">$start-dfs.sh &amp;&amp; start-yarn.sh</text:p>
      <text:p text:style-name="P1"/>
      <text:p text:style-name="P1">14. All the below mentioned daemons or processes should be up and running when you execute jps command with some process id’s.</text:p>
      <text:p text:style-name="P1"/>
      <text:p text:style-name="P1">$jps</text:p>
      <text:p text:style-name="P1"/>
      <text:p text:style-name="P1">13536 NameNode</text:p>
      <text:p text:style-name="P1">14257 NodeManager</text:p>
      <text:p text:style-name="P1">13715 DataNode</text:p>
      <text:p text:style-name="P1">14101 ResourceManager</text:p>
      <text:p text:style-name="P1">15097 Jps</text:p>
      <text:p text:style-name="P1">13903 SecondaryNameNod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6T21:58:26.416120519</dc:date>
    <meta:editing-duration>PT10H28M1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5" meta:paragraph-count="123" meta:word-count="326" meta:character-count="4031" meta:non-whitespace-character-count="3752"/>
  </office:meta>
</office:document-meta>
</file>